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2"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3"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5" style:family="paragraph" style:parent-style-name="Standard">
      <style:text-properties officeooo:rsid="001c1242" officeooo:paragraph-rsid="001c1242"/>
    </style:style>
    <style:style style:name="P6" style:family="paragraph" style:parent-style-name="Standard">
      <style:text-properties officeooo:rsid="001e0317" officeooo:paragraph-rsid="001e0317"/>
    </style:style>
    <style:style style:name="P7" style:family="paragraph" style:parent-style-name="Standard">
      <style:text-properties officeooo:rsid="001e5414" officeooo:paragraph-rsid="001e5414"/>
    </style:style>
    <style:style style:name="P8" style:family="paragraph" style:parent-style-name="Standard">
      <style:text-properties officeooo:rsid="001e5414" officeooo:paragraph-rsid="001e5414"/>
    </style:style>
    <style:style style:name="P9"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T1" style:family="text">
      <style:text-properties officeooo:rsid="001ec3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TTGART 08.07.2022</text:p>
      <text:p text:style-name="Standard"/>
      <text:p text:style-name="Standard">Herzlichen Glückwunsch 🎉🥳</text:p>
      <text:p text:style-name="Standard">Hallo alle, ich habe auch meine Prüfung am 08.07. in Katharinenhospital <text:s/>vorher beschrieben, aber beim dritten Teil wurden wir einer nach dem anderen geprüft und nicht alle zusammen. </text:p>
      <text:p text:style-name="Standard"/>
      <text:p text:style-name="Standard">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Standard"/>
      <text:p text:style-name="Standard">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Standard">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Standard">3. Prüfer: Was könnte die Patientin auch haben, mit der PaVK ? </text:p>
      <text:p text:style-name="Standard">Ich habe meine DD erwähnt; Gastroenteritis, Divertikulitis, Abstoßreaktion </text:p>
      <text:p text:style-name="Standard">Er wollte akute Verschlusskrankheit hören, mit Infektion der Nekrose. </text:p>
      <text:p text:style-name="Standard">Ok und wie sehen Sie das ? Alle Ischämiezeichen… </text:p>
      <text:p text:style-name="Standard"/>
      <text:p text:style-name="Standard">Dritter Teil : Die Prüfer waren sehr nett und freundlich, haben die Kittel und Maske abgesetzt. </text:p>
      <text:p text:style-name="Standard"/>
      <text:p text:style-name="Standard">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Standard"/>
      <text:p text:style-name="Standard">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Standard"/>
      <text:p text:style-name="Standard">Prof Latus: Sie haben ein älterer Mann, kommt im Rollstuhl mit dicken Beinen und Luftnot. Was machen Sie ? Dann haben wir alle Ursachen von Ödemen diskutiert…. Er hat mit in meinen Antworten bis zum Ende gefolgt. Sehr netter Arzt, orientiert uns immer. </text:p>
      <text:p text:style-name="Standard"/>
      <text:p text:style-name="Standard">Das war es, nach einigen Minuten haben sie mit mir mitgeteilt dass ich bestanden habe.</text:p>
      <text:p text:style-name="Standard"/>
      <text:p text:style-name="Standard">Viel Erfolg an euch !</text:p>
      <text:p text:style-name="Standard"/>
      <text:p text:style-name="Standard"/>
      <text:p text:style-name="Standard"/>
      <text:p text:style-name="Standard"/>
      <text:p text:style-name="P2"><text:soft-page-break/>STUTTGART 08.07.2022</text:p>
      <text:p text:style-name="P5"/>
      <text:p text:style-name="P5">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5">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5"/>
      <text:p text:style-name="P5"/>
      <text:p text:style-name="P2">STUTTGART 25.07.2022</text:p>
      <text:p text:style-name="P5"/>
      <text:p text:style-name="P5">Hallo Liebe Kolleginnen und Kollegen,</text:p>
      <text:p text:style-name="P5"/>
      <text:p text:style-name="P5">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5">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5"/>
      <text:p text:style-name="P5">Fragen (soweit ich mich erinnern kann)</text:p>
      <text:p text:style-name="P5"/>
      <text:p text:style-name="P5">• Welche anderen Medikamente müssen wir bei Gabe von Glucocorticoiden dem Patienten verabreichen</text:p>
      <text:p text:style-name="P5"><text:soft-page-break/>• Cushing Schwellen, Symptome</text:p>
      <text:p text:style-name="P5">• An welche Differentialdiagnose müssen wir noch bei Sehausfällen und Kopfschmerzen denken (Glaukom war hier wichtig)</text:p>
      <text:p text:style-name="P5">• Wie untersuchen wir Durchblutungsstörungen der unteren Extremitäten</text:p>
      <text:p text:style-name="P5">• Welche anderen Symptome haben wir bei Polymyalgia rheumatica</text:p>
      <text:p text:style-name="P5">• Wie untersuchen wir die Steifigkeit am Schultergürtel</text:p>
      <text:p text:style-name="P5">• Wo tasten wir (anatomische Struktur) den dorsal pedis und tibialis post. Puls</text:p>
      <text:p text:style-name="P5">• Warum hatte die Patientin Mundsoor</text:p>
      <text:p text:style-name="P5">• opportunistische Krankenhauserreger aufzählen</text:p>
      <text:p text:style-name="P5">• welche Erreger könnten die HWI verursacht haben</text:p>
      <text:p text:style-name="P5"/>
      <text:p text:style-name="P5">Und noch paar andere Sachen an die ich mich leider nicht mehr erinnern kann</text:p>
      <text:p text:style-name="P5"/>
      <text:p text:style-name="P5">2. Teil: </text:p>
      <text:p text:style-name="P5">• 80 jähriger Patient kommt zu ihnen in Hausärztliche Praxis und möchte sich erkundigen welche Impfungen er machen lassen könnte ( COVID, Influenza, Pneumokokken, Varizellen)</text:p>
      <text:p text:style-name="P5">• 1 EKG mit Reentry Tachykardie und eins mit Atrialem Flutter</text:p>
      <text:p text:style-name="P5">• Blutbild Hyperkaliämie, was machen wir</text:p>
      <text:p text:style-name="P5">• 75 jährige Patientin mit Erbrechen und Verstopfung, am Ende nach Verdacht auf Ileus hat der Prüfer mir ein CT gezeigt</text:p>
      <text:p text:style-name="P5"/>
      <text:p text:style-name="P5">Es tut mir leid, dass das Protokoll ein bisschen unvollständig ist. Ich wünsche ihnen allen viel Erfolg!</text:p>
      <text:p text:style-name="P5"/>
      <text:p text:style-name="P5"/>
      <text:p text:style-name="P3">STUTTGART 29.08.2022</text:p>
      <text:p text:style-name="P6"/>
      <text:p text:style-name="P6">Herzlichen Glückwunsch 🎉🥳</text:p>
      <text:p text:style-name="P6"/>
      <text:p text:style-name="P6">Hallo Liebe Kollegen*innen, ich habe die KP in Katharinenhospital abgelegt und Alhamdoulilah bestanden,</text:p>
      <text:p text:style-name="P6">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6">Dann Pat. vorstellen und Fragen, Dr Krauter welche Schunt kennen Sie? Cimino, Kaufmann Cubital, Protesenschunt...</text:p>
      <text:p text:style-name="P6">Wo macht man Cimino?</text:p>
      <text:p text:style-name="P6">TVT Zeichen:Pat hatte eine TVT gehabt die Zeichen sind nicht deutlich.</text:p>
      <text:p text:style-name="P6">2. Arzt welche Risiko haben ähnliche Pat, Pneumonie Harnweginfektion Elektrolytestörung...</text:p>
      <text:p text:style-name="P6">Welche Labor machen Sie: Entzündungsparameter Reumafaktoren, welche Entzündungsparameter ist typisch: BSG</text:p>
      <text:p text:style-name="P6">Wie machen Sie Blutkutur</text:p>
      <text:p text:style-name="P6">Chiruge Sie bekommen eine Pat mit Riesezellarteritis was machen Sie? Ophtalmologisches Konsil, es ist WE gibt keine Ophtalmologue im Krankenhaus: sofort GK, sonst wo haben Pat Beschwerden: Schulter.</text:p>
      <text:p text:style-name="P6">Dannach kommt 3 Teil:</text:p>
      <text:p text:style-name="P6">Chirurg Röntenbild: Netzartige Veschattung(Retikulär) mit leichte Lungenerguss rechts, Beatmung und Endorachiale Intunation dazu ZVK es war Dialyse Katheter.ich habe ABCD Schema gesagt</text:p>
      <text:p text:style-name="P6">Ist Rö von einer Patientin oder einem Patient</text:p>
      <text:p text:style-name="P6">Welche Ursage:</text:p>
      <text:p text:style-name="P6">Atypische Pneumonie Covid 19, Tuberkulose, Meldenson Syndrom ich habe es erklärt, bei Pat mit 14 J: Streptokkoken, welche Syndrom hat Pat ARDS Syndrome, warum ist auf Intensiv Station: <text:soft-page-break/>respiratorische Insuffiziens und septischer schock, BGA: respiratorische Aszidose mit HyperK, ich habe gesagt es ist nicht plausible.</text:p>
      <text:p text:style-name="P6">Welche Ursachen für falsche Hyperkalämie, Behandlung von Hyperkalämie.</text:p>
      <text:p text:style-name="P6">2.Arzt: Ihre Pat, die ich untersucht habe: ist plötzlich werrwirt und will nach Hausegehen: ich probiere sie zu beruhigen, VP messen Fieber BZ</text:p>
      <text:p text:style-name="P6">Fieber 38,9 BZ 200 mg/dl.</text:p>
      <text:p text:style-name="P6">Ich soll Fokussuchen, Labor: Entzündungparameter, Elektrolyt, Blutkultur, RÖ, Abdomenuntersuchung, Urinstix: Pat kann nicht Urin lassen was machen Sie Blassenkatheter.</text:p>
      <text:p text:style-name="P6">Pat hat Leukozyturie und Nitix positiv wie Behandeln Sie: Ciprofluxacin oder C3G, Ciprofluxacin hat Neurotoxisität lieber C3G ist Breitspektrumantibiotikum.</text:p>
      <text:p text:style-name="P6">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6">Dr. Krautters: Impfungen bei Kinder 2 Monaten(Ich arbeite in der Pädiatrie)</text:p>
      <text:p text:style-name="P6">Ihre Pat, die ich untersucht habe, wie behandeln Sie die TVT: Kompressionstrümpf, Heparin dann AK, wie lange: 3-6 Monaten oder lebenslang wenn Pat hat früher Thrombose.</text:p>
      <text:p text:style-name="P6">Die Ursache suchen, welche?</text:p>
      <text:p text:style-name="P6">Protein S C Mangel, Phospholipidsyndrom: passt es für Ihre Pat? bei Lupus und junge Frau,</text:p>
      <text:p text:style-name="P6"><text:s/>Maglinom, OP und Immobilisation: bei meine Pat ich vermute wegen Immobilostation normalerweise bekommt sie Heparin als Prophylaxe und Thrombose zu vermeiden.</text:p>
      <text:p text:style-name="P6">Pat hat 55J kommt in Ihrem Praxis wegen BD 150/90</text:p>
      <text:p text:style-name="P6">Ich mache konsil, Labor um sekundäre AHT suchen, welche labor: Cholesterin, Schilddrüse, Niernen Leber Werte, als um Risokofaktoren auszuschließen Atherosklerose.....</text:p>
      <text:p text:style-name="P6">Therapie: 1 Wahl ACH- Hemmer</text:p>
      <text:p text:style-name="P6">Pat soll Lebensstyl umstellen welche? Kochsalzarm Ernährung, mediterrane Diät.</text:p>
      <text:p text:style-name="P6">Körperliche Aktivität, welche? Laufen 1 St jeden Tag nach OMS, er hat gesagt 40 Min 3Mal/Woche.</text:p>
      <text:p text:style-name="P6">Gewichtreduktion, wie Pat wiegt 95 kg? Nach BMI normal ist zwischen 18-25 soll er langsam es reduzieren....</text:p>
      <text:p text:style-name="P6">Meine Empfehlung Fragen kommen aud 80 Fälle Innere Medizin und Klinische Fälle im Amboss </text:p>
      <text:p text:style-name="P6">Ich wünsche euch viel Erfolg ihr schafft es</text:p>
      <text:p text:style-name="P6"/>
      <text:p text:style-name="P6"/>
      <text:p text:style-name="P3">STUTTGART 29.08.2022</text:p>
      <text:p text:style-name="P6"/>
      <text:p text:style-name="P6">Herzlichen Glückwunsch 🎉🥳</text:p>
      <text:p text:style-name="P6"/>
      <text:p text:style-name="P6">Protokoll Stuttgart 26.08.2022</text:p>
      <text:p text:style-name="P6"/>
      <text:p text:style-name="P6">Komission: Dr Krauter, Dr Dörr, Dr Rapple</text:p>
      <text:p text:style-name="P6"/>
      <text:p text:style-name="P6">Ich habe die Prüfung am 26.08 in Katherinenhospital Stuttgart abgelegt und Allah sei Dank bestanden.</text:p>
      <text:p text:style-name="P6"/>
      <text:p text:style-name="P6">Der Ablauf war gleich wie vorher.</text:p>
      <text:p text:style-name="P6"/>
      <text:p text:style-name="P6">1 Teil. Meine Patientin war sehr nett.Bei ihr wurde in 2004 arterielle Hypertonie und dadurch bedingte Niereninsuffizienz festgestellt.Von 2004 bis 2006 wurde sie medikamentös behandelt und danach hatte Sie von 20 06 bis 2016 <text:s/>Dialyse gekriegt.Im 2016 hatte seit einseitige <text:soft-page-break/>Nierentransplantation gehabt und seitdem bekommt Sie immer wieder HWI .Dieses mal war Sie auch wegen</text:p>
      <text:p text:style-name="P6"/>
      <text:p text:style-name="P6">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6"/>
      <text:p text:style-name="P6">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6"/>
      <text:p text:style-name="P6">Fragen.Dr Krauter:was Haben Sie bei der KU bemerkt?narben und shunt.was ist ein Cimino Stunt? Was für eine anastomoste?welche seit welche ende?</text:p>
      <text:p text:style-name="P6"/>
      <text:p text:style-name="P6">Dr Rapple :wann legen Sie ein Patient auf der intensiv Station und wann stationär?was kann Ihnen helfen eine Entscheidung zu treffen?frage über Laktat wert?</text:p>
      <text:p text:style-name="P6"/>
      <text:p text:style-name="P6">Dr Dörr: welche Medikamente bei ein HWI?hängt vor Verlauf und Immunstatus ab und über verschiedene Gruppen erzählt.</text:p>
      <text:p text:style-name="P6"/>
      <text:p text:style-name="P6">Nach meiner Erfahrung habe ich festgestellt dass je mehr man selbstbewusst ist und deutlich und direkt spricht desto besser.Also das machst ein guten Eindruck.</text:p>
      <text:p text:style-name="P6"/>
      <text:p text:style-name="P6">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6"/>
      <text:p text:style-name="P6">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6"/>
      <text:p text:style-name="P6">Dr.Krauter: ein Urinuntersuchung mit resistogram bekommen?es war 3MRGN E.Coli und Candida albictrans.was ist 3MRGN?was noch wirksam?behandeln Sie auch candida?nein</text:p>
      <text:p text:style-name="P6"/>
      <text:p text:style-name="P6">Ein Patient mit 200 Blutdruck?was machen Sie?</text:p>
      <text:p text:style-name="P6"/>
      <text:p text:style-name="P6"><text:soft-page-break/>Ein Patient mit160 systematisch Blutdruck.Lifestyle Veränderungen haben nicht geholfen?was machen Sie?fragen über Leitlinie und Medikamentöstherapie.</text:p>
      <text:p text:style-name="P6"/>
      <text:p text:style-name="P6">Wichtig immer systematisch zu bleiben.</text:p>
      <text:p text:style-name="P6"/>
      <text:p text:style-name="P6">Quelle:Kurs bei EZplus,Amboss, 150 fälle Innere Medizin und Chirurgie, Ekg für Isabel, Last Minute Pharma und innere; Mex und doccheck, Protokolle.</text:p>
      <text:p text:style-name="P6"/>
      <text:p text:style-name="P6"/>
      <text:p text:style-name="P4">STUTTGART 02.09.2022</text:p>
      <text:p text:style-name="P7"/>
      <text:p text:style-name="P7">Herzlichen Glückwunsch 🎉🥳</text:p>
      <text:p text:style-name="P7"/>
      <text:p text:style-name="P7">Ich habe am 02.09.22 in katherinehospital, Stuttgart Kenntnisprufüng abgelegt und Allhamdulillah bestanden. In folgenden schreibe ich die Protokolle.</text:p>
      <text:p text:style-name="P7"/>
      <text:p text:style-name="P7"><text:s/>Patientin war z.n Nierentransplantation vor 1 Woche . Allgemein Zustand gut , nur gibt es leicht ödem und hattet zurzeit 3 cimino shunt weil die vorherigen zugemacht sind. </text:p>
      <text:p text:style-name="P7"/>
      <text:p text:style-name="P7">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7"><text:s/></text:p>
      <text:p text:style-name="P7">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7">2te Prüfer : ein Patienten kommt mit Mittel oberbauchschmerzen . wie gehen sie vor ? wie dx Sie choledocholithisis .Behandlung choledocholithiasis bzw cholangitis ? welche Antibiotika geben wir bei cholangitis ?dann aHT : dx , Leitlinie Therapie . </text:p>
      <text:p text:style-name="P7"/>
      <text:p text:style-name="P7">3 te Prüfer : Ursache einer Dyspnö : wie beurteilen sie kardinale und pulmonale Erkrankung. pleura Erguss k.u Befund . Mit welche Untersuchung können sie es in der Praxis untersuchen? pleura Punktion . <text:s/>Das wars . </text:p>
      <text:p text:style-name="P7"/>
      <text:p text:style-name="P7">selbstbewusst + Prüfungängst überwinden sind wichtig. Ich empfehle: Amboss , 80 Fälle .. </text:p>
      <text:p text:style-name="P7"/>
      <text:p text:style-name="P7">viel Erfolg.</text:p>
      <text:p text:style-name="P7"/>
      <text:p text:style-name="P7"/>
      <text:p text:style-name="P4">TÜBINGEN 2.12.2022</text:p>
      <text:p text:style-name="P7"/>
      <text:p text:style-name="P7">Prüfungsdatum: 19.10.2022</text:p>
      <text:p text:style-name="P7"/>
      <text:p text:style-name="P7">Prüfungsort: Universitätsklinik Tübingen </text:p>
      <text:p text:style-name="P7"/>
      <text:p text:style-name="P7">Prüfungskommission: <text:s/>Innere (Nephrologer), Chirurgie (Allg. Chirurgin), Allg. Medizin (Hausarzt) </text:p>
      <text:p text:style-name="P7"/>
      <text:p text:style-name="P7">Schauspieler Patient </text:p>
      <text:p text:style-name="P7"/>
      <text:p text:style-name="P7">Fall: Spontaneous Pneumothorax </text:p>
      <text:p text:style-name="P7"/>
      <text:p text:style-name="P7"><text:soft-page-break/></text:p>
      <text:p text:style-name="P7"/>
      <text:p text:style-name="P7">Prüfungsablauf: </text:p>
      <text:p text:style-name="P7"/>
      <text:p text:style-name="P7">An einem Tag werden i.d.R. 3-5 Prüflingen geprüft. Die Prüfung fängt um etwa 8 Uhr an. Jeder kommt zu einer bestimmten Zeit, die in seiner E-Mail angegeben ist (was normalerweise 30 Minuten auseinander liegt). </text:p>
      <text:p text:style-name="P7"/>
      <text:p text:style-name="P7"/>
      <text:p text:style-name="P7"/>
      <text:p text:style-name="P7">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7"/>
      <text:p text:style-name="P7"/>
      <text:p text:style-name="P7">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7"/>
      <text:p text:style-name="P7"><text:s/></text:p>
      <text:p text:style-name="P7"/>
      <text:p text:style-name="P7">Dann wurde ich wieder zurück ins Zimmer geschickt und musste auf den dritten teil warten. Bei mir hat es nicht lange gedauert, ca 15 Minuten. Die folgenden Fragen wurden mir gestellt: </text:p>
      <text:p text:style-name="P7"/>
      <text:p text:style-name="P7"/>
      <text:p text:style-name="P7"/>
      <text:p text:style-name="P7">Fragen:</text:p>
      <text:p text:style-name="P7"/>
      <text:p text:style-name="P7"/>
      <text:p text:style-name="P7"/>
      <text:p text:style-name="P7">Nephrologe: </text:p>
      <text:p text:style-name="P7"/>
      <text:p text:style-name="P7">1. Was sind die nephrotoxische Medikament die Orthopäden verschrieben? (NSARs)</text:p>
      <text:p text:style-name="P7">2. Antikoagulation - verschiedene Arten , Unterschiede, Indikationen (Heparin, Phenprocoumon, Apixaban, Enoxaparin, usw) <text:s/></text:p>
      <text:p text:style-name="P7">3. In Patienten mit Nierenversagen, was kann man als Schmerzmittel verschreiben? (Opiate zB Oxycodon)</text:p>
      <text:p text:style-name="P7"/>
      <text:p text:style-name="P7"/>
      <text:p text:style-name="P7">Allg. Chirurgin </text:p>
      <text:p text:style-name="P7"/>
      <text:p text:style-name="P7">1. Ein Bekannter sagt Ihnen, dass er eine schmerzlose Schwellung in seiner Leiste habe. Was kann es sein? (Hernie) </text:p>
      <text:p text:style-name="P7">2. Arten von Inguinale Hernie (Direkt und Indirekt) Unterschiede? </text:p>
      <text:p text:style-name="P7">Therapie? </text:p>
      <text:p text:style-name="P7">3. Arten von OP (Laparaskopisch:TAPP, TEPP. Offen: Nach Lichtenstein)</text:p>
      <text:p text:style-name="P7">4. Worauf ist das Netz in Hernioplasty nach Lichtenstein genäht? (Ligamentum inguinale) </text:p>
      <text:p text:style-name="P7"><text:soft-page-break/></text:p>
      <text:p text:style-name="P7"/>
      <text:p text:style-name="P7">Hausarzt: </text:p>
      <text:p text:style-name="P7"/>
      <text:p text:style-name="P7">1. Ein Kind kommt mit Fieber, Halsschmerzen und cervikale Lymphknotenschwellung. Was kann es sein? (Pfeiffer-Drüsenfieber oder Infektiöse Mononukleose. Ich habe aber Tonsilitis gesagt</text:p>
      <text:p text:style-name="P7">2. Tonsilitis <text:s/>- muss man immer mit Antibiose behandeln? Nein </text:p>
      <text:p text:style-name="P7">3. Centor Score in Tonsilitis <text:s/></text:p>
      <text:p text:style-name="P7"/>
      <text:p text:style-name="P7"/>
      <text:p text:style-name="P7">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7"/>
      <text:p text:style-name="P7">Viel Erfolg! Ihr schafft das! Bei Fragen gerne melden.</text:p>
      <text:p text:style-name="P7"/>
      <text:p text:style-name="P7"/>
      <text:p text:style-name="P4">T<text:span text:style-name="T1">ÜBINGEN</text:span> 06.12.2022</text:p>
      <text:p text:style-name="P7"/>
      <text:p text:style-name="P7">Prüfungskommission: Innere Medizin, Chirurgie, Pharmakologie. </text:p>
      <text:p text:style-name="P7"/>
      <text:p text:style-name="P7">Teil 1: Anamnese und körperliche Untersuchung mit simulierter Patientin. Fall: Appendizitis. (sehr gute und nette Schauspielerin) </text:p>
      <text:p text:style-name="P7">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7">Körper Untersuchung: hier logischerweise Verdachts diagnostisch als erstes, bei mir war es Abdomen. Man sollte die wichtigsten Schmelzpunkte kennen (um es im Bericht reinzuschreiben und danach nicht mehr gefragt zu werden) </text:p>
      <text:p text:style-name="P7">Ich hatte hier nach der Untersuchung des Abdomens noch Zeit und habe noch schnell die Lunge, Herz, Puls und neurologischen Status untersucht. (Am Ende bei der Vorstellung hatte ich dann viel zu erzählen ;) )</text:p>
      <text:p text:style-name="P7"/>
      <text:p text:style-name="P7">Teil 2: Patienten Vorstellung.</text:p>
      <text:p text:style-name="P7">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7">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7">Chirurgie: Untersuchung der Schilddrüse zeigen.</text:p>
      <text:p text:style-name="P7">Pharmakologie: Pulse der unteren Extremitäten ( PSR, ASR und Babinski) </text:p>
      <text:p text:style-name="P7"/>
      <text:p text:style-name="P7">Teil 3: </text:p>
      <text:p text:style-name="P7">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7"/>
      <text:p text:style-name="P7"><text:soft-page-break/>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7"/>
      <text:p text:style-name="P7">Pharmakologie: „Sie arbeiten in einer Psychotherapeutischen Abteilung? Und da sehen sie viele Depressionen, erzählen sie mir was für Antideprssivas kennen sie.</text:p>
      <text:p text:style-name="P7">Hier die Klassifizierung und danach Beispiele. Bei mir wollte er noch die Risiken und Nebenwirkungen der SSRIs. Wie kontrolliere ich diese, EKG und Labor. Auch wie alle andern Prüfer sehr nett und hilfsbereit. </text:p>
      <text:p text:style-name="P7"/>
      <text:p text:style-name="P7"/>
      <text:p text:style-name="P7">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1-05T20:53:07.305035915</dc:date>
    <meta:editing-duration>PT23M38S</meta:editing-duration>
    <meta:editing-cycles>5</meta:editing-cycles>
    <meta:generator>LibreOffice/7.4.3.2$Linux_X86_64 LibreOffice_project/40$Build-2</meta:generator>
    <meta:document-statistic meta:table-count="0" meta:image-count="0" meta:object-count="0" meta:page-count="9" meta:paragraph-count="153" meta:word-count="3528" meta:character-count="23786" meta:non-whitespace-character-count="20340"/>
  </office:meta>
</office:document-meta>
</file>